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807BCBD3BB.png" manifest:media-type="image/png"/>
  <manifest:file-entry manifest:full-path="Pictures/1000000000000280000001806291E5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0.159cm" svg:x="2.368cm" svg:y="3.141cm">
          <draw:image xlink:href="Pictures/1000000000000280000001806291E557.png" xlink:type="simple" xlink:show="embed" xlink:actuate="onLoad">
            <text:p/>
          </draw:image>
        </draw:frame>
        <draw:frame draw:style-name="gr1" draw:text-style-name="P1" draw:layer="layout" svg:width="16.932cm" svg:height="10.159cm" svg:x="2.3cm" svg:y="15.541cm">
          <draw:image xlink:href="Pictures/1000000000000280000001807BCBD3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0:12:58.443042954</meta:creation-date>
    <dc:date>2016-04-18T10:30:41.579339024</dc:date>
    <meta:editing-duration>P17DT2M33S</meta:editing-duration>
    <meta:editing-cycles>1</meta:editing-cycles>
    <meta:document-statistic meta:object-count="2"/>
    <meta:generator>LibreOffice/4.2.8.2$Linux_X86_64 LibreOffice_project/420m0$Build-2</meta:generator>
  </office:meta>
</office:document-meta>
</file>